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446e" officeooo:paragraph-rsid="0006446e"/>
    </style:style>
    <style:style style:name="P2" style:family="paragraph" style:parent-style-name="Standard">
      <style:text-properties officeooo:rsid="0006bfb6" officeooo:paragraph-rsid="0006bfb6"/>
    </style:style>
    <style:style style:name="T1" style:family="text">
      <style:text-properties officeooo:rsid="0006a598"/>
    </style:style>
    <style:style style:name="T2" style:family="text">
      <style:text-properties officeooo:rsid="000881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g:</text:p>
      <text:p text:style-name="P1"/>
      <text:p text:style-name="P1">Page 19 January:</text:p>
      <text:p text:style-name="P1"><text:tab/>dataset 0,1,<text:span text:style-name="T1">2,3,4,5,6,7</text:span></text:p>
      <text:p text:style-name="P1"/>
      <text:p text:style-name="P2">Page <text:s/><text:span text:style-name="T2">15 </text:span>January:</text:p>
      <text:p text:style-name="P2"><text:tab/><text:span text:style-name="T2">dataset 8,9,10,11,12,13,1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3T21:41:29.777736753</meta:creation-date>
    <dc:date>2017-02-14T00:00:13.267942895</dc:date>
    <meta:editing-duration>PT1M34S</meta:editing-duration>
    <meta:editing-cycles>6</meta:editing-cycles>
    <meta:generator>LibreOffice/5.1.4.2$Linux_X86_64 LibreOffice_project/10m0$Build-2</meta:generator>
    <meta:document-statistic meta:table-count="0" meta:image-count="0" meta:object-count="0" meta:page-count="1" meta:paragraph-count="5" meta:word-count="11" meta:character-count="88" meta:non-whitespace-character-count="79"/>
  </office:meta>
</office:document-meta>
</file>